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0" style:parent-style-name="Graphics">
      <style:graphic-properties draw:fill="none" draw:stroke="none" style:mirror="horizontal"/>
    </style:style>
    <style:style style:family="graphic" style:name="a336" style:parent-style-name="Graphics">
      <style:graphic-properties draw:fill="none" draw:stroke="none"/>
    </style:style>
    <style:style style:family="graphic" style:name="a341" style:parent-style-name="Graphics">
      <style:graphic-properties draw:fill="none" draw:stroke="none"/>
    </style:style>
    <style:style style:family="graphic" style:name="a337" style:parent-style-name="Graphics">
      <style:graphic-properties draw:fill="none" draw:stroke="none"/>
    </style:style>
    <style:style style:family="graphic" style:name="a338" style:parent-style-name="Graphics">
      <style:graphic-properties draw:fill="none" draw:stroke="none"/>
    </style:style>
    <style:style style:family="graphic" style:name="a339" style:parent-style-name="Graphics">
      <style:graphic-properties draw:fill="none" draw:stroke="none"/>
    </style:style>
  </office:automatic-styles>
  <office:body>
    <office:presentation>
      <draw:page draw:name="Slide1" draw:style-name="a335" draw:master-page-name="Master1-Layout7-blank-Tom" presentation:presentation-page-layout-name="Master1-PPL7" draw:id="Slide-256">
        <draw:frame draw:id="id63" draw:style-name="a336" draw:name="Bildobjekt 6" svg:x="8.16775in" svg:y="4.36668in" svg:width="7.66885in" svg:height="3.54141in" style:rel-width="scale" style:rel-height="scale">
          <draw:image xlink:href="media/image1.PNG" xlink:type="simple" xlink:show="embed" xlink:actuate="onLoad"/>
          <svg:title/>
          <svg:desc>En bild som visar objekt, ljus, bärbar dator, dator

Automatiskt genererad beskrivning</svg:desc>
        </draw:frame>
        <draw:frame draw:id="id64" draw:style-name="a337" draw:name="Bildobjekt 8" svg:x="6.18563in" svg:y="0.43554in" svg:width="6.76837in" svg:height="3.12558in" style:rel-width="scale" style:rel-height="scale">
          <draw:image xlink:href="media/image2.png" xlink:type="simple" xlink:show="embed" xlink:actuate="onLoad"/>
          <svg:title/>
          <svg:desc>En bild som visar sitter, foto, kopp, mörk

Automatiskt genererad beskrivning</svg:desc>
        </draw:frame>
        <draw:frame draw:id="id65" draw:style-name="a338" draw:name="Bildobjekt 21" svg:x="3.90596in" svg:y="0.29159in" svg:width="3.20807in" svg:height="3.20807in" style:rel-width="scale" style:rel-height="scale">
          <draw:image xlink:href="media/image3.jpg" xlink:type="simple" xlink:show="embed" xlink:actuate="onLoad"/>
          <svg:title/>
          <svg:desc>En bild som visar kopp, kaffe, bord, sitter

Automatiskt genererad beskrivning</svg:desc>
        </draw:frame>
        <draw:frame draw:id="id66" draw:style-name="a339" draw:name="Bildobjekt 23" svg:x="0.07671in" svg:y="0.09033in" svg:width="2.65682in" svg:height="1.77079in" style:rel-width="scale" style:rel-height="scale">
          <draw:image xlink:href="media/image4.png" xlink:type="simple" xlink:show="embed" xlink:actuate="onLoad"/>
          <svg:title/>
          <svg:desc>En bild som visar mörk, liten, sitter, bord

Automatiskt genererad beskrivning</svg:desc>
        </draw:frame>
        <draw:frame draw:id="id67" draw:style-name="a340" draw:name="Bildobjekt 30" svg:x="-4.33521in" svg:y="2.32963in" svg:width="11.19632in" svg:height="5.17037in" style:rel-width="scale" style:rel-height="scale">
          <draw:image xlink:href="media/image5.PNG" xlink:type="simple" xlink:show="embed" xlink:actuate="onLoad"/>
          <svg:title/>
          <svg:desc>En bild som visar kopp, bord, sitter, ljus

Automatiskt genererad beskrivning</svg:desc>
        </draw:frame>
        <draw:frame draw:id="id68" draw:style-name="a341" draw:name="Bildobjekt 32" svg:x="1.79624in" svg:y="3.3557in" svg:width="8.77879in" svg:height="4.05397in" style:rel-width="scale" style:rel-height="scale">
          <draw:image xlink:href="media/image6.png" xlink:type="simple" xlink:show="embed" xlink:actuate="onLoad"/>
          <svg:title/>
          <svg:desc>En bild som visar ljus

Automatiskt genererad beskrivn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tshållare för rubrik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Platshållare för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tshållare fö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0-12-13</text:date></text:span></text:p>
        </draw:text-box>
        <svg:title/>
        <svg:desc/>
      </draw:frame>
      <draw:frame draw:id="id3" presentation:style-name="a26" draw:name="Platshållare för sidfo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tshållare för bild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Rubrikbild" style:page-layout-name="pageLayout1" draw:style-name="a30">
      <draw:frame draw:id="id5" presentation:style-name="a33" draw:name="Rubrik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cka här för att ändra mall för rubrikformat</text:span></text:p>
        </draw:text-box>
        <svg:title/>
        <svg:desc/>
      </draw:frame>
      <draw:frame draw:id="id6" presentation:style-name="a36" draw:name="Underrubrik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cka här för att ändra mall för underrubrikformat</text:span></text:p>
        </draw:text-box>
        <svg:title/>
        <svg:desc/>
      </draw:frame>
      <draw:frame draw:id="id7" presentation:style-name="a40" draw:name="Platshållare fö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0-12-13</text:date></text:span></text:p>
        </draw:text-box>
        <svg:title/>
        <svg:desc/>
      </draw:frame>
      <draw:frame draw:id="id8" presentation:style-name="a43" draw:name="Platshållare för sidfo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tshållare för bild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Rubrik-och-innehåll" style:page-layout-name="pageLayout1" draw:style-name="a47">
      <draw:frame draw:id="id10" presentation:style-name="a50" draw:name="Rubrik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cka här för att ändra mall för rubrikformat</text:span></text:p>
        </draw:text-box>
        <svg:title/>
        <svg:desc/>
      </draw:frame>
      <draw:frame draw:id="id11" presentation:style-name="a66" draw:name="Platshållare för innehåll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cka här för att ändra format på bakgrundstex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Nivå t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Nivå tr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tshållare fö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0-12-13</text:date></text:span></text:p>
        </draw:text-box>
        <svg:title/>
        <svg:desc/>
      </draw:frame>
      <draw:frame draw:id="id13" presentation:style-name="a73" draw:name="Platshållare för sidfo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tshållare för bild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vsnittsrubrik" style:page-layout-name="pageLayout1" draw:style-name="a77">
      <draw:frame draw:id="id15" presentation:style-name="a80" draw:name="Rubrik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cka här för att ändra mall för rubrikformat</text:span></text:p>
        </draw:text-box>
        <svg:title/>
        <svg:desc/>
      </draw:frame>
      <draw:frame draw:id="id16" presentation:style-name="a84" draw:name="Platshållare för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88" draw:name="Platshållare fö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0-12-13</text:date></text:span></text:p>
        </draw:text-box>
        <svg:title/>
        <svg:desc/>
      </draw:frame>
      <draw:frame draw:id="id18" presentation:style-name="a91" draw:name="Platshållare för sidfo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tshållare för bild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vå-delar" style:page-layout-name="pageLayout1" draw:style-name="a95">
      <draw:frame draw:id="id20" presentation:style-name="a98" draw:name="Rubrik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cka här för att ändra mall för rubrikformat</text:span></text:p>
        </draw:text-box>
        <svg:title/>
        <svg:desc/>
      </draw:frame>
      <draw:frame draw:id="id21" presentation:style-name="a114" draw:name="Platshållare för innehåll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cka här för att ändra format på bakgrundstex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Nivå t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Nivå tr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tshållare för innehåll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tshållare fö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0-12-13</text:date></text:span></text:p>
        </draw:text-box>
        <svg:title/>
        <svg:desc/>
      </draw:frame>
      <draw:frame draw:id="id24" presentation:style-name="a137" draw:name="Platshållare för sidfo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tshållare för bild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Jämförelse" style:page-layout-name="pageLayout1" draw:style-name="a141">
      <draw:frame draw:id="id26" presentation:style-name="a144" draw:name="Rubrik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cka här för att ändra mall för rubrikformat</text:span></text:p>
        </draw:text-box>
        <svg:title/>
        <svg:desc/>
      </draw:frame>
      <draw:frame draw:id="id27" presentation:style-name="a148" draw:name="Platshållare för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64" draw:name="Platshållare för innehåll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cka här för att ändra format på bakgrundstex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Nivå t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Nivå tr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tshållare för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184" draw:name="Platshållare för innehåll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cka här för att ändra format på bakgrundstex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Nivå t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Nivå tr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tshållare fö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0-12-13</text:date></text:span></text:p>
        </draw:text-box>
        <svg:title/>
        <svg:desc/>
      </draw:frame>
      <draw:frame draw:id="id32" presentation:style-name="a191" draw:name="Platshållare för sidfo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tshållare för bild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Endast-rubrik" style:page-layout-name="pageLayout1" draw:style-name="a195">
      <draw:frame draw:id="id34" presentation:style-name="a198" draw:name="Rubrik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cka här för att ändra mall för rubrikformat</text:span></text:p>
        </draw:text-box>
        <svg:title/>
        <svg:desc/>
      </draw:frame>
      <draw:frame draw:id="id35" presentation:style-name="a202" draw:name="Platshållare fö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0-12-13</text:date></text:span></text:p>
        </draw:text-box>
        <svg:title/>
        <svg:desc/>
      </draw:frame>
      <draw:frame draw:id="id36" presentation:style-name="a205" draw:name="Platshållare för sidfo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tshållare för bild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tshållare fö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0-12-13</text:date></text:span></text:p>
        </draw:text-box>
        <svg:title/>
        <svg:desc/>
      </draw:frame>
      <draw:frame draw:id="id39" presentation:style-name="a216" draw:name="Platshållare för sidfo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tshållare för bild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Text-med-bildtext" style:page-layout-name="pageLayout1" draw:style-name="a220">
      <draw:frame draw:id="id41" presentation:style-name="a223" draw:name="Rubrik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cka här för att ändra mall för rubrikformat</text:span></text:p>
        </draw:text-box>
        <svg:title/>
        <svg:desc/>
      </draw:frame>
      <draw:frame draw:id="id42" presentation:style-name="a239" draw:name="Platshållare för innehåll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cka här för att ändra format på bakgrundstex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Nivå t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Nivå tr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tshållare för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47" draw:name="Platshållare fö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0-12-13</text:date></text:span></text:p>
        </draw:text-box>
        <svg:title/>
        <svg:desc/>
      </draw:frame>
      <draw:frame draw:id="id45" presentation:style-name="a250" draw:name="Platshållare för sidfo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tshållare för bild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ed-bildtext" style:page-layout-name="pageLayout1" draw:style-name="a254">
      <draw:frame draw:id="id47" presentation:style-name="a257" draw:name="Rubrik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cka här för att ändra mall för rubrikformat</text:span></text:p>
        </draw:text-box>
        <svg:title/>
        <svg:desc/>
      </draw:frame>
      <draw:frame draw:id="id48" presentation:style-name="a260" draw:name="Platshållare för bild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tshållare för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268" draw:name="Platshållare fö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0-12-13</text:date></text:span></text:p>
        </draw:text-box>
        <svg:title/>
        <svg:desc/>
      </draw:frame>
      <draw:frame draw:id="id51" presentation:style-name="a271" draw:name="Platshållare för sidfo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tshållare för bild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Rubrik-och-lodrät-text" style:page-layout-name="pageLayout1" draw:style-name="a275">
      <draw:frame draw:id="id53" presentation:style-name="a278" draw:name="Rubrik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cka här för att ändra mall för rubrikformat</text:span></text:p>
        </draw:text-box>
        <svg:title/>
        <svg:desc/>
      </draw:frame>
      <draw:frame draw:id="id54" presentation:style-name="a294" draw:name="Platshållare för lodrät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cka här för att ändra format på bakgrundstex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Nivå t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Nivå tr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tshållare fö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0-12-13</text:date></text:span></text:p>
        </draw:text-box>
        <svg:title/>
        <svg:desc/>
      </draw:frame>
      <draw:frame draw:id="id56" presentation:style-name="a301" draw:name="Platshållare för sidfo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tshållare för bild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305">
      <draw:frame draw:id="id58" presentation:style-name="a308" draw:name="Lodrät rubrik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cka här för att ändra mall för rubrikformat</text:span></text:p>
        </draw:text-box>
        <svg:title/>
        <svg:desc/>
      </draw:frame>
      <draw:frame draw:id="id59" presentation:style-name="a324" draw:name="Platshållare för lodrät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cka här för att ändra format på bakgrundstex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Nivå t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Nivå tr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tshållare fö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0-12-13</text:date></text:span></text:p>
        </draw:text-box>
        <svg:title/>
        <svg:desc/>
      </draw:frame>
      <draw:frame draw:id="id61" presentation:style-name="a331" draw:name="Platshållare för sidfo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tshållare för bild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on</dc:title>
    <meta:initial-creator>Anders Johansson</meta:initial-creator>
    <dc:creator>Anders Johansson</dc:creator>
    <meta:creation-date>2020-12-12T16:52:00Z</meta:creation-date>
    <dc:date>2020-12-13T16:21:31Z</dc:date>
    <meta:editing-cycles>9</meta:editing-cycles>
    <meta:editing-duration>PT61820S</meta:editing-duration>
    <meta:document-statistic meta:paragraph-count="0" meta:word-count="0"/>
  </office:meta>
</office:document-meta>
</file>